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70%" fo:orphans="2" fo:widows="2" fo:text-indent="0in" style:auto-text-indent="false"/>
    </style:style>
    <style:style style:name="T1" style:family="text">
      <style:text-properties fo:font-variant="normal" fo:text-transform="none" fo:color="#becde3" loext:opacity="100%" style:font-name="Roboto" fo:letter-spacing="normal" fo:font-style="normal" fo:font-weight="normal"/>
    </style:style>
    <style:style style:name="T2" style:family="text">
      <style:text-properties fo:font-variant="normal" fo:text-transform="none" style:font-name="Roboto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Roboto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La etapa de pruebas se denomina </text:span><text:span text:style-name="Emphasis"><text:span text:style-name="T3">testing</text:span></text:span><text:span text:style-name="T3"> y se trata de una investigación exhaustiva, no solo técnica sino también empírica, que busca reunir información objetiva sobre la calidad de un proyecto de software, por ejemplo, una aplicación móvil o un sitio web.</text:span></text:p>
      <text:p text:style-name="P2"><text:span text:style-name="T3">El objetivo del </text:span><text:span text:style-name="Emphasis"><text:span text:style-name="T3">testing</text:span></text:span><text:span text:style-name="T3"> no solo es encontrar fallas sino también aumentar la confianza en la calidad del producto, facilitar información para la toma de decisiones y detectar oportunidades de mejora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19:55:07.335064435</meta:creation-date>
    <dc:date>2022-09-25T21:01:57.176856292</dc:date>
    <meta:editing-duration>PT56M39S</meta:editing-duration>
    <meta:editing-cycles>1</meta:editing-cycles>
    <meta:document-statistic meta:table-count="0" meta:image-count="0" meta:object-count="0" meta:page-count="1" meta:paragraph-count="2" meta:word-count="73" meta:character-count="454" meta:non-whitespace-character-count="383"/>
    <meta:generator>LibreOffice/7.3.6.2$Linux_X86_64 LibreOffice_project/30$Build-2</meta:generator>
  </office:meta>
</office:document-meta>
</file>